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6fbc"/>
    </style:style>
    <style:style style:name="P2" style:family="paragraph" style:parent-style-name="Standard">
      <style:paragraph-properties style:writing-mode="lr-tb"/>
      <style:text-properties officeooo:paragraph-rsid="00186fbc"/>
    </style:style>
    <style:style style:name="P3" style:family="paragraph" style:parent-style-name="Standard">
      <style:paragraph-properties style:writing-mode="lr-tb"/>
      <style:text-properties officeooo:paragraph-rsid="002838e2"/>
    </style:style>
    <style:style style:name="P4" style:family="paragraph" style:parent-style-name="Standard">
      <style:text-properties officeooo:paragraph-rsid="00345fb3"/>
    </style:style>
    <style:style style:name="P5" style:family="paragraph" style:parent-style-name="Standard">
      <style:text-properties style:font-name="Liberation Mono" officeooo:rsid="0039be66" officeooo:paragraph-rsid="003a57a3"/>
    </style:style>
    <style:style style:name="P6" style:family="paragraph" style:parent-style-name="Standard">
      <style:text-properties style:font-name="Liberation Mono"/>
    </style:style>
    <style:style style:name="P7" style:family="paragraph" style:parent-style-name="Standard">
      <style:text-properties style:font-name="Liberation Mono" officeooo:paragraph-rsid="0039be66"/>
    </style:style>
    <style:style style:name="T1" style:family="text">
      <style:text-properties officeooo:rsid="00186fbc"/>
    </style:style>
    <style:style style:name="T2" style:family="text">
      <style:text-properties officeooo:rsid="001a34e5"/>
    </style:style>
    <style:style style:name="T3" style:family="text">
      <style:text-properties officeooo:rsid="001b174d"/>
    </style:style>
    <style:style style:name="T4" style:family="text">
      <style:text-properties officeooo:rsid="001c2bf0"/>
    </style:style>
    <style:style style:name="T5" style:family="text">
      <style:text-properties officeooo:rsid="001dadee"/>
    </style:style>
    <style:style style:name="T6" style:family="text">
      <style:text-properties officeooo:rsid="001dbd85"/>
    </style:style>
    <style:style style:name="T7" style:family="text">
      <style:text-properties officeooo:rsid="001e46ed"/>
    </style:style>
    <style:style style:name="T8" style:family="text">
      <style:text-properties officeooo:rsid="001ff53f"/>
    </style:style>
    <style:style style:name="T9" style:family="text">
      <style:text-properties officeooo:rsid="00210b46"/>
    </style:style>
    <style:style style:name="T10" style:family="text">
      <style:text-properties officeooo:rsid="00211976"/>
    </style:style>
    <style:style style:name="T11" style:family="text">
      <style:text-properties officeooo:rsid="0021c64b"/>
    </style:style>
    <style:style style:name="T12" style:family="text">
      <style:text-properties officeooo:rsid="0021ed95"/>
    </style:style>
    <style:style style:name="T13" style:family="text">
      <style:text-properties officeooo:rsid="0022c241"/>
    </style:style>
    <style:style style:name="T14" style:family="text">
      <style:text-properties officeooo:rsid="00246c0d"/>
    </style:style>
    <style:style style:name="T15" style:family="text">
      <style:text-properties officeooo:rsid="0027184b"/>
    </style:style>
    <style:style style:name="T16" style:family="text">
      <style:text-properties officeooo:rsid="002838e2"/>
    </style:style>
    <style:style style:name="T17" style:family="text">
      <style:text-properties officeooo:rsid="0029d7a1"/>
    </style:style>
    <style:style style:name="T18" style:family="text">
      <style:text-properties officeooo:rsid="002aa8d6"/>
    </style:style>
    <style:style style:name="T19" style:family="text">
      <style:text-properties officeooo:rsid="002aef99"/>
    </style:style>
    <style:style style:name="T20" style:family="text">
      <style:text-properties officeooo:rsid="002c7d81"/>
    </style:style>
    <style:style style:name="T21" style:family="text">
      <style:text-properties officeooo:rsid="002d2a5f"/>
    </style:style>
    <style:style style:name="T22" style:family="text">
      <style:text-properties officeooo:rsid="002e9df0"/>
    </style:style>
    <style:style style:name="T23" style:family="text">
      <style:text-properties officeooo:rsid="00309194"/>
    </style:style>
    <style:style style:name="T24" style:family="text">
      <style:text-properties officeooo:rsid="0030ece5"/>
    </style:style>
    <style:style style:name="T25" style:family="text">
      <style:text-properties officeooo:rsid="0032e7f7"/>
    </style:style>
    <style:style style:name="T26" style:family="text">
      <style:text-properties officeooo:rsid="00345fb3"/>
    </style:style>
    <style:style style:name="T27" style:family="text">
      <style:text-properties officeooo:rsid="0036502c"/>
    </style:style>
    <style:style style:name="T28" style:family="text">
      <style:text-properties officeooo:rsid="003772d6"/>
    </style:style>
    <style:style style:name="T29" style:family="text">
      <style:text-properties officeooo:rsid="00381aed"/>
    </style:style>
    <style:style style:name="T30" style:family="text">
      <style:text-properties officeooo:rsid="0039be66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officeooo:rsid="0039be66"/>
    </style:style>
    <style:style style:name="T33" style:family="text">
      <style:text-properties officeooo:rsid="003a57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<text:span text:style-name="T1">dução</text:span></text:p>
      <text:p text:style-name="Standard"/>
      <text:p text:style-name="Standard"/>
      <text:p text:style-name="Standard">Rev. Bibl.</text:p>
      <text:p text:style-name="Standard"/>
      <text:p text:style-name="Standard">Conservative Power Theory, Sequence Components and Accountability in Smart Grids</text:p>
      <text:p text:style-name="Standard"/>
      <text:p text:style-name="Standard"/>
      <text:p text:style-name="P5"># Porcentagem da potência a manter para considerar que o circuito ativou</text:p>
      <text:p text:style-name="P5">p_min = 0.9</text:p>
      <text:p text:style-name="P5">passo = 0</text:p>
      <text:p text:style-name="P6">for n, <text:span text:style-name="T30">medida</text:span> in <text:span text:style-name="T30">aquisita_amostra</text:span>():</text:p>
      <text:p text:style-name="P7"><text:tab/><text:span text:style-name="T30">if passo == 0: </text:span><text:span text:style-name="T33"># Inicialização</text:span></text:p>
      <text:p text:style-name="P7"><text:tab/><text:tab/><text:span text:style-name="T30">passo = 1</text:span></text:p>
      <text:p text:style-name="P7"><text:span text:style-name="T30"><text:tab/><text:tab/>ac[‘P’] = medida[‘P’]</text:span></text:p>
      <text:p text:style-name="P7"><text:tab/><text:span text:style-name="T30">elif passo == 1: # Verifica se a variação é maior que o threshold </text:span><text:span text:style-name="T33">delta</text:span></text:p>
      <text:p text:style-name="P7"><text:tab/><text:tab/><text:span text:style-name="T30">v = abs(medida[‘P’] – ac[‘P’])</text:span></text:p>
      <text:p text:style-name="P7"><text:tab/><text:tab/><text:span text:style-name="T30">if v &gt;= delta:</text:span></text:p>
      <text:p text:style-name="P7"><text:tab/><text:tab/><text:tab/><text:span text:style-name="T30">passo = 2</text:span></text:p>
      <text:p text:style-name="P7"><text:tab/><text:tab/><text:tab/><text:span text:style-name="T30">n0 = n</text:span></text:p>
      <text:p text:style-name="P7"><text:tab/><text:span text:style-name="T30">elif passo == 2 # Espera o delta </text:span><text:span text:style-name="T33">se manter pelo tempo</text:span></text:p>
      <text:p text:style-name="P7"><text:tab/><text:tab/><text:span text:style-name="T30">v = abs(medida[‘P’] – ac[‘P’])</text:span></text:p>
      <text:p text:style-name="P7"><text:tab/><text:tab/><text:span text:style-name="T30">if v &gt;= delta:</text:span></text:p>
      <text:p text:style-name="P7"><text:tab/><text:tab/><text:tab/>if (n - n0) &gt;= <text:span text:style-name="T30">tempo_estabilização</text:span>:</text:p>
      <text:p text:style-name="P7"><text:tab/><text:tab/><text:tab/><text:tab/>P0 = d * p_min</text:p>
      <text:p text:style-name="P7"><text:tab/><text:tab/><text:tab/><text:tab/>P1 = <text:span text:style-name="T33">medida</text:span>['P']</text:p>
      <text:p text:style-name="P7"><text:tab/><text:tab/><text:tab/><text:tab/>n0 = n</text:p>
      <text:p text:style-name="P7"><text:tab/><text:tab/><text:tab/><text:tab/><text:span text:style-name="T33">passo</text:span> = 3</text:p>
      <text:p text:style-name="P7"><text:tab/><text:tab/><text:span text:style-name="T33">else</text:span></text:p>
      <text:p text:style-name="P7"><text:tab/><text:tab/><text:tab/><text:span text:style-name="T33">passo = 1</text:span></text:p>
      <text:p text:style-name="P7"/>
      <text:p text:style-name="P6"/>
      <text:p text:style-name="Standard">Metodologia</text:p>
      <text:p text:style-name="Standard"/>
      <text:p text:style-name="P2"><text:tab/><text:span text:style-name="T1">A </text:span><text:span text:style-name="T6">proposta</text:span><text:span text:style-name="T1"> é </text:span><text:span text:style-name="T6">de </text:span><text:span text:style-name="T1">usar </text:span><text:span text:style-name="T11">técnicas</text:span><text:span text:style-name="T1"> de I</text:span><text:span text:style-name="T8">nteligência </text:span><text:span text:style-name="T1">A</text:span><text:span text:style-name="T8">rtificial</text:span><text:span text:style-name="T1"> </text:span><text:span text:style-name="T8">(IA) </text:span><text:span text:style-name="T1">para </text:span><text:span text:style-name="T13">agrupar</text:span><text:span text:style-name="T6"> cargas </text:span><text:span text:style-name="T13">elétricas </text:span><text:span text:style-name="T15">monofásicas</text:span><text:span text:style-name="T13"> </text:span><text:span text:style-name="T6">similares nos termos de suas </text:span><text:span text:style-name="T7">respectivas </text:span><text:span text:style-name="T6">assinatura</text:span><text:span text:style-name="T7">s</text:span><text:span text:style-name="T6"> energética</text:span><text:span text:style-name="T7">s</text:span><text:span text:style-name="T1"> </text:span><text:span text:style-name="T6">durante </text:span><text:span text:style-name="T1">o arranque, </text:span><text:span text:style-name="T8">e que em uma etapa posterior não descrita neste artigo, </text:span><text:span text:style-name="T9">a</text:span><text:span text:style-name="T2">n</text:span><text:span text:style-name="T9">a</text:span><text:span text:style-name="T2">lis</text:span><text:span text:style-name="T9">ar</text:span><text:span text:style-name="T2"> </text:span><text:span text:style-name="T9">manualmente </text:span><text:span text:style-name="T2">e us</text:span><text:span text:style-name="T9">ar</text:span><text:span text:style-name="T2"> </text:span><text:span text:style-name="T12">os dados extraídos </text:span><text:span text:style-name="T8">para treinar uma </text:span><text:span text:style-name="T2">IA de classificação </text:span><text:span text:style-name="T5">de modo </text:span><text:span text:style-name="T12">que o</text:span><text:span text:style-name="T10"> consumo </text:span><text:span text:style-name="T12">das cargas analisadas </text:span><text:span text:style-name="T10">possa ser </text:span><text:span text:style-name="T6">desagregad</text:span><text:span text:style-name="T10">o</text:span><text:span text:style-name="T6"> </text:span><text:span text:style-name="T19">em</text:span><text:span text:style-name="T6"> uma instalação elétrica </text:span><text:span text:style-name="T14">(técnica de NILM)</text:span><text:span text:style-name="T3">.</text:span></text:p>
      <text:p text:style-name="P3"><text:tab/><text:span text:style-name="T4">Para realizar o agrupamento d</text:span><text:span text:style-name="T5">as</text:span><text:span text:style-name="T4"> cargas, os valores das grandezas elétricas </text:span><text:span text:style-name="T10">de tensão e corrente em relação ao tempo </text:span><text:span text:style-name="T4">serão medidos e </text:span><text:span text:style-name="T14">dados de potência ativa (P), energia reativa (W) e potência de distorção (</text:span><text:span text:style-name="T17">D</text:span><text:span text:style-name="T14">) serão extraídos </text:span><text:span text:style-name="T16">usando a Teoria da Potência Conservativa. </text:span><text:span text:style-name="T24">A partir desses dados, o fator de potência (fp), fator de linearidade (fl) e o fator de reatividade (fr) serão calculados.</text:span></text:p>
      <text:p text:style-name="P3"><text:tab/><text:span text:style-name="T18">Esses dados </text:span><text:span text:style-name="T19">serão amostrados a partir de seus estados desligados e ligados </text:span><text:span text:style-name="T20">e serão utilizados para o agrupamento as informações de potência imediatamente após o seu ligamento </text:span><text:span text:style-name="T21">e também o score Pearson da potência ativa em comparação ao degrau unitário para a diferenciação de arranques de cargas como motores monofásicos que utilizam mais energia durante o arranque </text:span><text:span text:style-name="T24">ou outras cargas que não iniciam de maneira constante no início, como os laptops.</text:span></text:p>
      <text:p text:style-name="P1"><text:tab/><text:span text:style-name="T22">Os algoritmos de agrupamento a testar serão DBSCAN e k-means </text:span><text:span text:style-name="T23">os métodos de certificação de qualidade serão …….</text:span></text:p>
      <text:p text:style-name="P1"/>
      <text:p text:style-name="P1"><text:soft-page-break/></text:p>
      <text:p text:style-name="Standard">Experimentos/Resultados</text:p>
      <text:p text:style-name="Standard">Conclusão</text:p>
      <text:p text:style-name="Standard"/>
      <text:p text:style-name="P4"><text:tab/><text:span text:style-name="T24">O agrupador de IA se provou uma ferramenta interessante ao agrupar cargas aparentemente diferentes em um mesmo grupo, como o caso dos refletores de LED com um ventilador (ventilador 4), o esmeril e um ferro de solda (ferro de solda 1). Apesar de parecerem diferentes eles são, sob o ponto de vista do consumo, similares, com alto fator de potência, baixa geração de distorção e com somente um pequeno “spike” no arranque, </text:span><text:span text:style-name="T25">o que os classificaria como cargas similares às resistivas. Isso é proposital para o caso dos refletores, já que com seu </text:span><text:span text:style-name="T26">relativo </text:span><text:span text:style-name="T25">alto consumo (50W) ele poderia injetar muito ruído na rede. </text:span><text:span text:style-name="T26">Quanto ao ventilador, houve um esforço do fabricante em reduzir o excesso de gasto durante o arranque em comparação aos outros.</text:span></text:p>
      <text:p text:style-name="Standard"><text:tab/><text:span text:style-name="T27">Na</text:span><text:span text:style-name="T26">s luminárias de LED, </text:span><text:span text:style-name="T27">não houve muito esforço do fabricante em tentar reduzir a distorção causada por seu chaveador, e nem de aumentar o seu fator de potência, provavelmente devido ao fato do seu consumo ser baixo, assim como no qualímetro.</text:span></text:p>
      <text:p text:style-name="Standard"><text:tab/><text:span text:style-name="T28">A</text:span><text:span text:style-name="T27">s cargas dos laptops, fontes e monitores </text:span><text:span text:style-name="T28">funcionam de maneira similar, gerando muito ruído e com baixo fator de potência, mas acabaram sendo colocadas em outro grupo por causa de seu consumo irregular.</text:span></text:p>
      <text:p text:style-name="Standard"><text:tab/><text:span text:style-name="T29">O restante das cargas foram agrupadas devido a sua baixa geração de ruído, alto fator de potência, e arranque bastante irregular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9:54.462463298</meta:creation-date>
    <meta:generator>LibreOffice/7.3.7.2$Linux_X86_64 LibreOffice_project/30$Build-2</meta:generator>
    <dc:date>2022-12-06T12:07:24.059210493</dc:date>
    <meta:editing-duration>PT4H4M18S</meta:editing-duration>
    <meta:editing-cycles>27</meta:editing-cycles>
    <meta:document-statistic meta:table-count="0" meta:image-count="0" meta:object-count="0" meta:page-count="2" meta:paragraph-count="36" meta:word-count="564" meta:character-count="3400" meta:non-whitespace-character-count="2817"/>
  </office:meta>
</office:document-meta>
</file>